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25pt" fo:font-style="normal" fo:text-shadow="none" style:text-underline-style="none" fo:font-weight="900" style:letter-kerning="true" style:font-size-asian="25pt" style:font-size-complex="25pt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Решение 99% проблем со здоровьем в мире.</text:span><text:span text:style-name="T1"><text:line-break/></text:span><text:span text:style-name="T1">[Карантинный Выпуск]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Мой небольшой проект по человеческому здоровью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ступление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Здоровье это огромная тема.</text:p>
              </text:list-item>
              <text:list-item>
                <text:p>Так ли это на самом деле?</text:p>
              </text:list-item>
              <text:list-item>
                <text:p>Да.</text:p>
              </text:list-item>
              <text:list-item>
                <text:p>Здоровье это сложная тема.</text:p>
              </text:list-item>
              <text:list-item>
                <text:p>Но если смотреть на него правильным способом, картина становится проще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Что я сделал (в общих чертах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2">Что я сделал (в общих чертах)</text:span></text:p>
              </text:list-item>
              <text:list-item>
                <text:p><text:span text:style-name="T2">- Я взял все человеческие болезни.</text:span></text:p>
              </text:list-item>
              <text:list-item>
                <text:p><text:span text:style-name="T2">- Я взял все причины каждой болезни.</text:span></text:p>
              </text:list-item>
              <text:list-item>
                <text:p><text:span text:style-name="T2">- Я посчитал, сколько болезней вызывает каждая причина.</text:span></text:p>
              </text:list-item>
              <text:list-item>
                <text:p><text:span text:style-name="T2">- Я погруппировал похожие причины на несколько категорий.</text:span></text:p>
              </text:list-item>
              <text:list-item>
                <text:p><text:span text:style-name="T2">- Я нашёл простые решения каждой категории.</text:span></text:p>
              </text:list-item>
              <text:list-item>
                <text:p><text:span text:style-name="T2">- Оказалось, что если я буду придерживаться всего 3 правил (в диете, работе, гигиене) я могу избежать большенства проблем со здоровьем навсегда.</text:span></text:p>
              </text:list-item>
              <text:list-item>
                <text:p><text:span text:style-name="T2"/></text:p>
              </text:list-item>
              <text:list-item>
                <text:p><text:span text:style-name="T2">в конце этого видео вы узнаете эти решения.</text:span></text:p>
              </text:list-item>
              <text:list-item>
                <text:p><text:span text:style-name="T2"/></text:p>
              </text:list-item>
              <text:list-item>
                <text:p><text:span text:style-name="T2">(нарезка по 2 секунды резки овощей и мытья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-story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Я не врачь.</text:span></text:p>
              </text:list-item>
              <text:list-item>
                <text:p><text:span text:style-name="T3">Если вы врачь, вы можете меня поправить, если я в чём-то не прав.</text:span></text:p>
              </text:list-item>
              <text:list-item>
                <text:p><text:span text:style-name="T3">Я просто хотел выяснить, как мне быть более сильным и выносливым.</text:span></text:p>
              </text:list-item>
              <text:list-item>
                <text:p><text:span text:style-name="T3">Я просто человек, который много путешествовует по работе.</text:span></text:p>
              </text:list-item>
              <text:list-item>
                <text:p><text:span text:style-name="T3">В какой-то момент я понял, что последнее что мне нужно во время путешествия, это заболеть в незнакомом городе где я никого не знаю, и провести неделю или две в гостинице, пока мне не станет лучше.</text:span></text:p>
              </text:list-item>
              <text:list-item>
                <text:p><text:span text:style-name="T3">Я заметил, что врачи могут вылечить, но они редко скажут, как поддерживать здоровье, и как предотвратить все возможные болезни.</text:span></text:p>
              </text:list-item>
              <text:list-item>
                <text:p><text:span text:style-name="T3">В медицине много шарлатанов.</text:span></text:p>
              </text:list-item>
              <text:list-item>
                <text:p><text:span text:style-name="T3">Много людей миеют неверные мнения по здоровью и раздают вредные советы.</text:span></text:p>
              </text:list-item>
              <text:list-item>
                <text:p><text:span text:style-name="T3">(коллаж с дибильных идей "be vegan", "drink alcohol to prolong life", "anti vaccination") и вконце все они перечёркиваются красным штампом по диагонали WRONG со звуком ЫЫЫЫЫЫЫЫЫ (wrong answer sound).</text:span></text:p>
              </text:list-item>
              <text:list-item>
                <text:p><text:span text:style-name="T3">Мне нужно было это остановить.</text:span></text:p>
              </text:list-item>
              <text:list-item>
                <text:p><text:span text:style-name="T3">Я начал изучать анатомию.</text:span></text:p>
              </text:list-item>
              <text:list-item>
                <text:p><text:span text:style-name="T3">Через Интернет, ходил на анатомические выставки, на курсы первой помощи, массажа и т.д.</text:span></text:p>
              </text:list-item>
              <text:list-item>
                <text:p><text:span text:style-name="T3">Я видел, что тема здоровья бесконечна.</text:span></text:p>
              </text:list-item>
              <text:list-item>
                <text:p><text:span text:style-name="T3">Потому я сдалал то, что всегда делаю с бесконечными проблемамаи.</text:span></text:p>
              </text:list-item>
              <text:list-item>
                <text:p><text:span text:style-name="T3">Исользовал мои навыки системного анализа. </text:span></text:p>
              </text:list-item>
              <text:list-item>
                <text:p><text:span text:style-name="T3">Разработал простое решение.</text:span></text:p>
              </text:list-item>
              <text:list-item>
                <text:p><text:span text:style-name="T3">Которое решает все возможные проблемы здоровья сразу.</text:span></text:p>
              </text:list-item>
              <text:list-item>
                <text:p><text:span text:style-name="T3">Результат очень простой и интересный.</text:span></text:p>
              </text:list-item>
              <text:list-item>
                <text:p><text:span text:style-name="T3">И теперь я делюсь им с ва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Почему я снимаю это виде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Я подумал, лучший способ использовать эти знания - это не только использовать их для себя, но ещё и поделиться с другими людьми, с вами, зрителями.</text:p>
              </text:list-item>
              <text:list-item>
                <text:p>Главное в этом видео - не цифры, а алгоритм и общая картина. (позже я снова об этом скажу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 Used (a sheet for me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readsheet software (LibreOffice Calc, Microsoft Excel or similar)</text:p>
              </text:list-item>
              <text:list-item>
                <text:p>Mind Mapping software (Xmind, Mindjet, Draw.io, PowerPoint or similar).</text:p>
              </text:list-item>
              <text:list-item>
                <text:p>Google</text:p>
              </text:list-item>
              <text:list-item>
                <text:p>Wikipedia</text:p>
              </text:list-item>
              <text:list-item>
                <text:p>Video Editing Software (OpenShot or similar)</text:p>
              </text:list-item>
              <text:list-item>
                <text:p>3D Rendering Program (Blender, Houdini or similar)</text:p>
              </text:list-item>
              <text:list-item>
                <text:p>All the VG social networking tools (Reddit, Twitter, Youtube etc.)</text:p>
              </text:list-item>
              <text:list-item>
                <text:p>Use music, different for each scene, start from something lightweight, but gradually get a music that is deeper, creepier, more misterious, and gets more and more goosebumps.</text:p>
              </text:list-item>
              <text:list-item>
                <text:p>Vinogradoff Group (for money deposits, shelf for tools etc.)</text:p>
              </text:list-item>
              <text:list-item>
                <text:p>3 Languages (All languages I spea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 what I did for every syst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Я создал карту. </text:span>(show it with pick from Wikipedia)</text:p>
              </text:list-item>
              <text:list-item>
                <text:p>Для каждой системы человеческого тела я создал ветку.</text:p>
              </text:list-item>
              <text:list-item>
                <text:p>Я взял систему человеческого тела (например Нервную Систему)</text:p>
              </text:list-item>
              <text:list-item>
                <text:p>Поискал список всех болезней этой системы. (screencast how I’m googling “list of all diseases of neural system wikipedia”).</text:p>
              </text:list-item>
              <text:list-item>
                <text:p>Я скопировал список болезней в систему. (screencast how I’m copying it).</text:p>
              </text:list-item>
              <text:list-item>
                <text:p>Тогда для каждой болезни я поискал все её причины (screncast how I’m taking a first disease in the list, and google “&lt;disease 1&gt; causes wikipedia”).</text:p>
              </text:list-item>
              <text:list-item>
                <text:p>Я скопировал все причины в болезнь (screencast how I’m copying them)</text:p>
              </text:list-item>
              <text:list-item>
                <text:p>Тогда я взял следующую болезнь этой системы и сделал то же самое (screencast how I google all the causes, copy them into the list).</text:p>
              </text:list-item>
              <text:list-item>
                <text:p>И следующую болезнь: Найти её причины, скопировать причины в карту.</text:p>
              </text:list-item>
              <text:list-item>
                <text:p>Я сделал то же самое с каждой болезнью каждой системы. (timelapse + fade to black)</text:p>
              </text:list-item>
              <text:list-item>
                <text:p>Карта стала очень большой.</text:p>
              </text:list-item>
              <text:list-item>
                <text:p>По этому для каждой системы я создал обобщающую таблицу. </text:p>
              </text:list-item>
              <text:list-item>
                <text:p>В которую я записал, сколько раз каждая причина встречается в этой системе.</text:p>
              </text:list-item>
              <text:list-item>
                <text:p>Другими словами:</text:p>
              </text:list-item>
              <text:list-item>
                <text:p>Колонка 1: название причины.</text:p>
              </text:list-item>
              <text:list-item>
                <text:p>Колонка 2: число, сколько болезней этой системы эта причина вызывает.</text:p>
              </text:list-item>
              <text:list-item>
                <text:p>Я посортировал таблицу "по количеству повторений" в порядке убывания.</text:p>
              </text:list-item>
              <text:list-item>
                <text:p>И я узнал, какие причины чаще всего приводят к болезням этой системы, а какие - реже всего.</text:p>
              </text:list-item>
              <text:list-item>
                <text:p>Например, я узнал, что чаще всего заболевания Нервной Системы являются осложнением других болезней, а самая редкая причина - нехватка физической активности.</text:p>
              </text:list-item>
              <text:list-item>
                <text:p>(animation, on the left there’s a table, and from top and from bottom two items move to the right – black – screen)</text:p>
              </text:list-item>
              <text:list-item>
                <text:p>Все документы будут прикреплены в описании, если вы хотите посмотреть на них или проверить.</text:p>
              </text:list-item>
              <text:list-item>
                <text:p>Я знаю о чём вы думаете.</text:p>
              </text:list-item>
              <text:list-item>
                <text:p>Почему я не учёл количество больных?</text:p>
              </text:list-item>
              <text:list-item>
                <text:p>Простой ответ - мне пришлось допустить, что все болезни одинаково плохие.</text:p>
              </text:list-item>
              <text:list-item>
                <text:p>Я анализировал связи между причинами и следствиями. </text:p>
              </text:list-item>
              <text:list-item>
                <text:p>Меня не интересовало, сколько раз люди их не учитывали, и как следствие - болели.</text:p>
              </text:list-item>
              <text:list-item>
                <text:p>Моя цель - знать, как не болеть вообще.</text:p>
              </text:list-item>
              <text:list-item>
                <text:p>Более того, данные о количестве больных каждой болезнью часто неточные, неполные, недоступные, не учитывают густоту и количество населения в разные моменты истории, и не учитывают технологический прогресс (насколько трудно было болезнь остановить в период её распространения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for the entire bod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4">Вот конечная таблица.</text:span></text:p>
              </text:list-item>
              <text:list-item>
                <text:p text:style-name="P5"><text:span text:style-name="T4">Она имеет отдельную статистику по каждой системе тела.</text:span></text:p>
              </text:list-item>
              <text:list-item>
                <text:p text:style-name="P5"><text:span text:style-name="T4">Вот общая карта (под вопросом).</text:span></text:p>
              </text:list-item>
              <text:list-item>
                <text:p text:style-name="P5"><text:span text:style-name="T4">И вот та же карта в форме бублика. (системы и болезни - в горизонтальной плоскости, причины - в радиальных вертикальных плоскостях - Бублик Всех Болезней и Их Причин).</text:span></text:p>
              </text:list-item>
              <text:list-item>
                <text:p text:style-name="P5"><text:span text:style-name="T4">(переключиться между картой и таблицей для понимания что это одно и то же)</text:span></text:p>
              </text:list-item>
              <text:list-item>
                <text:p text:style-name="P5"><text:span text:style-name="T4">(вот они возле друг друга - таблица слева, граф / карта / концепт - справа)</text:span></text:p>
              </text:list-item>
              <text:list-item>
                <text:p text:style-name="P5"><text:span text:style-name="T4">Я поставил все системы на одной странице для полной картины.</text:span></text:p>
              </text:list-item>
              <text:list-item>
                <text:p text:style-name="P5"><text:span text:style-name="T4">Таблица говорит, что например:</text:span></text:p>
              </text:list-item>
              <text:list-item>
                <text:p text:style-name="P5"><text:span text:style-name="T4">Для опорно-двигательной системы самые распространённые причины болезней - болезни других систем и врождённые дефекты, а самые редкие - гормонные сбои и курение.</text:span></text:p>
              </text:list-item>
              <text:list-item>
                <text:p text:style-name="P5"><text:span text:style-name="T4">Для кожи самые распространённые причины болезней - вирусы, другие болезни кожи и лекарства, а самые редкие причины - чрезмерная чистота в детстве и спорт.</text:span></text:p>
              </text:list-item>
              <text:list-item>
                <text:p text:style-name="P5"><text:span text:style-name="T4">(animation: table fades to semi-transparent black, and top &amp; bottom ones move to the front and get bigger, and then they get back to place)</text:span></text:p>
              </text:list-item>
              <text:list-item>
                <text:p text:style-name="P5"><text:span text:style-name="T4">И так далее.</text:span></text:p>
              </text:list-item>
              <text:list-item>
                <text:p text:style-name="P5"><text:span text:style-name="T4">Вот ещё несколько примеров из таблицы, если хотите - остановите видео чтоб почитать.</text:span></text:p>
              </text:list-item>
              <text:list-item>
                <text:p text:style-name="P5"><text:span text:style-name="T4">(таблица: колонки - "частое-редкое", строки - названия систем - строки потому что их 8 штук - колонки не поместятся, а так даже картинки можно вместе с названиями поставить, а на пересечении - по 2-3 позиции сверху и снизу каждой системы) </text:span></text:p>
              </text:list-item>
              <text:list-item>
                <text:p text:style-name="P5"><text:span text:style-name="T4">Полный документ - в описани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ghlight the Dots on Donu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Я посмотрел на всю таблицу, и заметил, что все эти причины могут быть разделены на категории на основе их природы.</text:span></text:p>
              </text:list-item>
              <text:list-item>
                <text:p><text:span text:style-name="T2">Отмечу их разными цветами.</text:span></text:p>
              </text:list-item>
              <text:list-item>
                <text:p><text:span text:style-name="T2">- Все синие (animation, first they blink 3 times then they become solid color) являются последствием ДРУГИХ болезней</text:span></text:p>
              </text:list-item>
              <text:list-item>
                <text:p><text:span text:style-name="T2"><text:s text:c="2"/></text:span><text:span text:style-name="T2">Например:</text:span></text:p>
              </text:list-item>
              <text:list-item>
                <text:p><text:span text:style-name="T2"><text:s text:c="2"/></text:span><text:span text:style-name="T2">- случаи когда болезни лёгких являются осложнением проблем с сосудистой системой</text:span></text:p>
              </text:list-item>
              <text:list-item>
                <text:p><text:span text:style-name="T2"><text:s text:c="2"/></text:span><text:span text:style-name="T2">- случаи когда проблемы с гормонами вызывают потерю волос </text:span></text:p>
              </text:list-item>
              <text:list-item>
                <text:p><text:span text:style-name="T2"><text:s text:c="2"/></text:span><text:span text:style-name="T2">и т.д.</text:span></text:p>
              </text:list-item>
              <text:list-item>
                <text:p><text:span text:style-name="T2">- Все фиолетовые являются следствием Травмы (любыми повреждениями микро-структуры тела)</text:span></text:p>
              </text:list-item>
              <text:list-item>
                <text:p><text:span text:style-name="T2"><text:s text:c="2"/></text:span><text:span text:style-name="T2">Например:</text:span></text:p>
              </text:list-item>
              <text:list-item>
                <text:p><text:span text:style-name="T2"><text:s text:c="2"/></text:span><text:span text:style-name="T2">- порезы</text:span></text:p>
              </text:list-item>
              <text:list-item>
                <text:p><text:span text:style-name="T2"><text:s text:c="2"/></text:span><text:span text:style-name="T2">- термические ожоги</text:span></text:p>
              </text:list-item>
              <text:list-item>
                <text:p><text:span text:style-name="T2"><text:s text:c="2"/></text:span><text:span text:style-name="T2">- химические ожоги</text:span></text:p>
              </text:list-item>
              <text:list-item>
                <text:p><text:span text:style-name="T2"><text:s text:c="2"/></text:span><text:span text:style-name="T2">- удары</text:span></text:p>
              </text:list-item>
              <text:list-item>
                <text:p><text:span text:style-name="T2"><text:s text:c="2"/></text:span><text:span text:style-name="T2">- компрессионные травмы</text:span></text:p>
              </text:list-item>
              <text:list-item>
                <text:p><text:span text:style-name="T2"><text:s text:c="2"/></text:span><text:span text:style-name="T2">- радиацию</text:span></text:p>
              </text:list-item>
              <text:list-item>
                <text:p><text:span text:style-name="T2"><text:s text:c="2"/></text:span><text:span text:style-name="T2">- физическое перенапряжения (когда мышцы напрягаются так сильно, что повреждают внутренние органы).</text:span></text:p>
              </text:list-item>
              <text:list-item>
                <text:p><text:span text:style-name="T2"><text:s text:c="2"/></text:span><text:span text:style-name="T2">То есть всё, что повреждает связи между молекулами тела.</text:span></text:p>
              </text:list-item>
              <text:list-item>
                <text:p><text:span text:style-name="T2">- Все оранжевые являются следствием избытка тех или иных веществ в организме: </text:span></text:p>
              </text:list-item>
              <text:list-item>
                <text:p><text:span text:style-name="T2"><text:s text:c="2"/></text:span><text:span text:style-name="T2">Например:</text:span></text:p>
              </text:list-item>
              <text:list-item>
                <text:p><text:span text:style-name="T2"><text:s text:c="2"/></text:span><text:span text:style-name="T2">- Слишком много витаминов</text:span></text:p>
              </text:list-item>
              <text:list-item>
                <text:p><text:span text:style-name="T2"><text:s text:c="2"/></text:span><text:span text:style-name="T2">- минералов</text:span></text:p>
              </text:list-item>
              <text:list-item>
                <text:p><text:span text:style-name="T2"><text:s text:c="2"/></text:span><text:span text:style-name="T2">- химических соединений</text:span></text:p>
              </text:list-item>
              <text:list-item>
                <text:p><text:span text:style-name="T2"><text:s text:c="2"/></text:span><text:span text:style-name="T2">- лекарств</text:span></text:p>
              </text:list-item>
              <text:list-item>
                <text:p><text:span text:style-name="T2"><text:s text:c="2"/></text:span><text:span text:style-name="T2">- токсинов</text:span></text:p>
              </text:list-item>
              <text:list-item>
                <text:p><text:span text:style-name="T2"><text:s text:c="2"/></text:span><text:span text:style-name="T2">и т.д.</text:span></text:p>
              </text:list-item>
              <text:list-item>
                <text:p><text:span text:style-name="T2">- Все красные являются следствием Естественных Биологических Процессов.</text:span></text:p>
              </text:list-item>
              <text:list-item>
                <text:p><text:span text:style-name="T2"><text:s text:c="2"/></text:span><text:span text:style-name="T2">Например:</text:span></text:p>
              </text:list-item>
              <text:list-item>
                <text:p><text:span text:style-name="T2"><text:s text:c="2"/></text:span><text:span text:style-name="T2">- беременность</text:span></text:p>
              </text:list-item>
              <text:list-item>
                <text:p><text:span text:style-name="T2"><text:s text:c="2"/></text:span><text:span text:style-name="T2">- возраст</text:span></text:p>
              </text:list-item>
              <text:list-item>
                <text:p><text:span text:style-name="T2"><text:s text:c="2"/></text:span><text:span text:style-name="T2">- пол (мужской / женский)</text:span></text:p>
              </text:list-item>
              <text:list-item>
                <text:p><text:span text:style-name="T2"><text:s text:c="2"/></text:span><text:span text:style-name="T2">- цвет кожи</text:span></text:p>
              </text:list-item>
              <text:list-item>
                <text:p><text:span text:style-name="T2"><text:s text:c="2"/></text:span><text:span text:style-name="T2">и т.д.</text:span></text:p>
              </text:list-item>
              <text:list-item>
                <text:p><text:span text:style-name="T2">- Все зелёные являются следствием Нехватки Некоторых Везеств:</text:span></text:p>
              </text:list-item>
              <text:list-item>
                <text:p><text:span text:style-name="T2"><text:s text:c="2"/></text:span><text:span text:style-name="T2">Например:</text:span></text:p>
              </text:list-item>
              <text:list-item>
                <text:p><text:span text:style-name="T2"><text:s text:c="2"/></text:span><text:span text:style-name="T2">- Нехватки витаминов</text:span></text:p>
              </text:list-item>
              <text:list-item>
                <text:p><text:span text:style-name="T2"><text:s text:c="2"/></text:span><text:span text:style-name="T2">- минералов</text:span></text:p>
              </text:list-item>
              <text:list-item>
                <text:p><text:span text:style-name="T2"><text:s text:c="2"/></text:span><text:span text:style-name="T2">и т.д.</text:span></text:p>
              </text:list-item>
              <text:list-item>
                <text:p><text:span text:style-name="T2">- Все жёлтые являются следствием Загрязнения </text:span></text:p>
              </text:list-item>
              <text:list-item>
                <text:p><text:span text:style-name="T2"><text:s text:c="2"/></text:span><text:span text:style-name="T2">Например:</text:span></text:p>
              </text:list-item>
              <text:list-item>
                <text:p><text:span text:style-name="T2"><text:s text:c="2"/></text:span><text:span text:style-name="T2">- бактерии</text:span></text:p>
              </text:list-item>
              <text:list-item>
                <text:p><text:span text:style-name="T2"><text:s text:c="2"/></text:span><text:span text:style-name="T2">- вирусы</text:span></text:p>
              </text:list-item>
              <text:list-item>
                <text:p><text:span text:style-name="T2"><text:s text:c="2"/></text:span><text:span text:style-name="T2">и т.д.</text:span></text:p>
              </text:list-item>
              <text:list-item>
                <text:p><text:span text:style-name="T2">- Все чёрные - это те, причина которых неизвестна (идиопатические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ation from Donut to Rose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<text:span text:style-name="T5">Move highlighted causes into a leaf of a rose (all yellow go to one group, all green go to second group etc.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’s look at them one at a time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(роза здоровья)</text:span></text:p>
              </text:list-item>
              <text:list-item>
                <text:p text:style-name="P5"><text:span text:style-name="T2">Итак, у нас 7 групп причин.</text:span></text:p>
              </text:list-item>
              <text:list-item>
                <text:p text:style-name="P5"><text:span text:style-name="T2">7 лепестков розы.</text:span></text:p>
              </text:list-item>
              <text:list-item>
                <text:p text:style-name="P5"><text:span text:style-name="T2">Давайте посмотрим на каждую группу, и посмотрим, что мы можем сделать чтоб их избежать.</text:span></text:p>
              </text:list-item>
              <text:list-item>
                <text:p text:style-name="P5"><text:span text:style-name="T2">- Синяя группа риска (Болезни других систем) решается сама, если просто беречь другие группы, так как болезни этой категории являются осложнениями других </text:span><text:span text:style-name="T2">болезней. Эту группу можно пропустить. (и не вылечить все болезни которые можем - хронические и т.п., не затягивать)</text:span></text:p>
              </text:list-item>
              <text:list-item>
                <text:p text:style-name="P5"><text:span text:style-name="T2">- Оранжевая группа риска (Избыток веществ) решается фильтрами и хорошо сбалансированной диетой (о ней немного позже).</text:span></text:p>
              </text:list-item>
              <text:list-item>
                <text:p text:style-name="P5"><text:span text:style-name="T2">- Красная группа риска (Естественные биологические процессы) - с ней мы ничего не сделаем, единственное что мы можем сделать - это беречь другие группы ДО </text:span><text:span text:style-name="T2">того как болезни этой группы настанут, чтоб когда они настанут - было легче их перенести.</text:span></text:p>
              </text:list-item>
              <text:list-item>
                <text:p text:style-name="P5"><text:span text:style-name="T2">- Фиолетовая группа риска (Повреждения) решается там чтоб ВСЕГДА выбирать правильный инструмент под каждую задачу (тот инструмент с которым задачу </text:span><text:span text:style-name="T2">решить легко).</text:span></text:p>
              </text:list-item>
              <text:list-item>
                <text:p text:style-name="P5"><text:span text:style-name="T2">- Зелёная группа риска (Нехватка веществ) решается тоже сбалансированной диетой, но ещё и тем чтоб не жить в изоляции (в условиях, где какие-то типы еды </text:span><text:span text:style-name="T2">недоступны - на изолированном острове, корабле, в бедности, в жестких ограничениях диет и т.п.)</text:span></text:p>
              </text:list-item>
              <text:list-item>
                <text:p text:style-name="P5"><text:span text:style-name="T2">- Желтая группа риска (Загрязнения) - решается тем, чтоб мыть всё до и после его использования.</text:span></text:p>
              </text:list-item>
              <text:list-item>
                <text:p text:style-name="P5"><text:span text:style-name="T2">- Чёрная группа риска (Неизвестная Причина) - тут чаще всего бывают случаи, которые решаются, если беречь другие группы, а остальное - ситуации, которых не </text:span><text:span text:style-name="T2">избежать. Так что эту группу отбрасывае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 basically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We need to follow 3 rules:</text:span><text:span text:style-name="T2"><text:line-break/></text:span><text:span text:style-name="T2">- Cut bite-size cubes (preferibly no sugar &amp; roasting). (put separate types of bite-size fruits, vegitables etc in your fridge and eat whatever you want whenever you want).</text:span></text:p>
              </text:list-item>
              <text:list-item>
                <text:p text:style-name="P5"><text:span text:style-name="T2">- Choose a right tool for each job (the tool with which this job is easy to solve).</text:span></text:p>
              </text:list-item>
              <text:list-item>
                <text:p text:style-name="P5"><text:span text:style-name="T2">- Wash everything before and after we use it.</text:span></text:p>
              </text:list-item>
              <text:list-item>
                <text:p text:style-name="P5"><text:span text:style-name="T6">There is #4:</text:span></text:p>
              </text:list-item>
              <text:list-item>
                <text:p text:style-name="P5"><text:span text:style-name="T6">- Do </text:span><text:span text:style-name="T2">not to live in isolated restrictive conditions (where it’s dificult to get access to certain types of food).</text:span></text:p>
              </text:list-item>
              <text:list-item>
                <text:p text:style-name="P5"><text:span text:style-name="T2">But I think #4 solves automatically if we pick easy tools for each job and have many types of bite size cubes food.</text:span></text:p>
              </text:list-item>
              <text:list-item>
                <text:p><text:span text:style-name="T2">So… Big reveal…</text:span></text:p>
              </text:list-item>
              <text:list-item>
                <text:p><text:span text:style-name="T2">And this solves 99% of ALL DISEASE of Mankind.</text:span></text:p>
              </text:list-item>
              <text:list-item>
                <text:p><text:span text:style-name="T2">This does not CURE all diseases.</text:span></text:p>
              </text:list-item>
              <text:list-item>
                <text:p><text:span text:style-name="T2">But it certainly PREVENTS most of them.</text:span></text:p>
              </text:list-item>
              <text:list-item>
                <text:p><text:span text:style-name="T2">And honestly, based on the fact that we have a “blue category (risk group)”, any doctor will say that preventing is a lot better than curing.</text:span></text:p>
              </text:list-item>
              <text:list-item>
                <text:p><text:span text:style-name="T2">It’s so simple it’s almost funny.</text:span></text:p>
              </text:list-item>
              <text:list-item>
                <text:p><text:span text:style-name="T2">It is a self-correcting system.</text:span></text:p>
              </text:list-item>
              <text:list-item>
                <text:p><text:span text:style-name="T2">As long as a person follows these 3 rules, she comes back to healthy tr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efits of you staying health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5">- save money &amp; time on health</text:span></text:p>
              </text:list-item>
              <text:list-item>
                <text:p><text:span text:style-name="T7">- save money </text:span><text:span text:style-name="T5">&amp; time on diet</text:span></text:p>
                <text:p><text:span text:style-name="T5">- save lives of lab rabbits (that don’t have to die from drug tests so often just because you don’t take care of yourself and get sick) – show an animation of a happy rabbit waving his ears</text:span></text:p>
              </text:list-item>
              <text:list-item>
                <text:p><text:span text:style-name="T5">- become sexy</text:span></text:p>
              </text:list-item>
              <text:list-item>
                <text:p><text:span text:style-name="T5">- flatten the medical logistics curve</text:span></text:p>
              </text:list-item>
              <text:list-item>
                <text:p><text:span text:style-name="T5">- prevent economics downsides of pandemic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5">Next time you see a rose, think of the rose of health.</text:span></text:p>
              </text:list-item>
              <text:list-item>
                <text:p><text:span text:style-name="T5">Every disease goes away if you just:</text:span></text:p>
              </text:list-item>
              <text:list-item>
                <text:p><text:span text:style-name="T5">- cut the bite-size cubes</text:span></text:p>
              </text:list-item>
              <text:list-item>
                <text:p><text:span text:style-name="T5">- pick a right tool for the job (with which the job becomes easy)</text:span></text:p>
              </text:list-item>
              <text:list-item>
                <text:p><text:span text:style-name="T5">- wash everything you touch before and after you touch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Test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f course, I did some testing for myself.</text:p>
              </text:list-item>
              <text:list-item>
                <text:p>Of this diet.</text:p>
              </text:list-item>
              <text:list-item>
                <text:p>And so far I can say that because of a better food balance, I:</text:p>
              </text:list-item>
              <text:list-item>
                <text:p>- eat 3 times less food</text:p>
              </text:list-item>
              <text:list-item>
                <text:p>- eat higher % of organic food</text:p>
              </text:list-item>
              <text:list-item>
                <text:p>- don’t feel hunger whatsoever</text:p>
              </text:list-item>
              <text:list-item>
                <text:p>- feel energy to do stuff</text:p>
              </text:list-item>
              <text:list-item>
                <text:p>- don’t spend 2 hours a day eating</text:p>
              </text:list-item>
              <text:list-item>
                <text:p>- don’t feel that I’m so full of food I can’t do anything</text:p>
              </text:list-item>
              <text:list-item>
                <text:p>- have no more skin problems (cured pimples etc)</text:p>
              </text:list-item>
              <text:list-item>
                <text:p>- have extra time for work</text:p>
              </text:list-item>
              <text:list-item>
                <text:p>- always have every type of food I can imagine</text:p>
              </text:list-item>
              <text:list-item>
                <text:p/>
              </text:list-item>
              <text:list-item>
                <text:p>I know a LOT people have a LOT of problems like this that they’d wish to solve.</text:p>
              </text:list-item>
              <text:list-item>
                <text:p>I also had such problems.</text:p>
              </text:list-item>
              <text:list-item>
                <text:p>And this video is my answer to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ye. Stay healthy. (Bon Apeti?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Your’s, Serge Vinogradoff<text:line-break/><text:line-break/>(I give you the ro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war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t me know if this deserves an award in Medicine or Dietology or something.<text:line-break/><text:line-break/>Also, let me know if you are sponsor or if you are into funds that “save animals”, “save wild life”, “pro-health funds” etc. (I could happily accept some funding and donations for this project to save more rabbits).</text:p>
              </text:list-item>
              <text:list-item>
                <text:p/>
              </text:list-item>
              <text:list-item>
                <text:p>Big thanks to my mom for supporting me while I did this.</text:p>
              </text:list-item>
              <text:list-item>
                <text:p/>
              </text:list-item>
              <text:list-item>
                <text:p>Subscri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19:18:41.518136480</meta:creation-date>
    <meta:editing-duration>PT18H50M46S</meta:editing-duration>
    <meta:editing-cycles>136</meta:editing-cycles>
    <meta:generator>LibreOffice/6.0.7.3$Linux_X86_64 LibreOffice_project/00m0$Build-3</meta:generator>
    <dc:title>Alizarin</dc:title>
    <dc:date>2020-06-02T12:23:33.958776827</dc:date>
    <meta:document-statistic meta:object-count="105"/>
  </office:meta>
</office:document-meta>
</file>